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5A6CF3EDAA062464DA.jpg" manifest:media-type="image/jpeg"/>
  <manifest:file-entry manifest:full-path="Pictures/10000000000004000000025A93049D9DB73B784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paragraph" svg:width="25.7cm" svg:height="15.108cm" draw:z-index="1"><draw:image xlink:href="Pictures/10000000000004000000025A6CF3EDAA062464DA.jpg" xlink:type="simple" xlink:show="embed" xlink:actuate="onLoad" loext:mime-type="image/jpeg"/></draw:frame></text:p>
      <text:p text:style-name="Standard"><draw:frame draw:style-name="fr1" draw:name="Image2" text:anchor-type="paragraph" svg:width="25.7cm" svg:height="15.108cm" draw:z-index="0"><draw:image xlink:href="Pictures/10000000000004000000025A93049D9DB73B784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4:45:27.988000000</meta:creation-date>
    <dc:date>2019-06-24T09:06:58.524000000</dc:date>
    <meta:editing-duration>PT2M56S</meta:editing-duration>
    <meta:editing-cycles>2</meta:editing-cycles>
    <meta:generator>LibreOffice/6.1.5.2$Windows_X86_64 LibreOffice_project/90f8dcf33c87b3705e78202e3df5142b201bd805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